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zref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:ca</text:p>
          </table:table-cell>
          <table:table-cell office:value-type="string" calcext:value-type="string">
            <text:p>zCATEGORIA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admin_level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addr:street</text:p>
          </table:table-cell>
          <table:table-cell office:value-type="string" calcext:value-type="string">
            <text:p>nohousenumber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addr:floor</text:p>
          </table:table-cell>
          <table:table-cell office:value-type="string" calcext:value-type="string">
            <text:p>addr:door</text:p>
          </table:table-cell>
          <table:table-cell office:value-type="string" calcext:value-type="string">
            <text:p>addr:postcode</text:p>
          </table:table-cell>
          <table:table-cell office:value-type="string" calcext:value-type="string">
            <text:p>zPOBLACIO</text:p>
          </table:table-cell>
          <table:table-cell office:value-type="string" calcext:value-type="string">
            <text:p>zCODI_MUNICIPI</text:p>
          </table:table-cell>
          <table:table-cell office:value-type="string" calcext:value-type="string">
            <text:p>zCOMARCA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zUTMX</text:p>
          </table:table-cell>
          <table:table-cell office:value-type="string" calcext:value-type="string">
            <text:p>zUTMY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ZDATA_MODIFICACIO</text:p>
          </table:table-cell>
          <table:table-cell office:value-type="string" calcext:value-type="string">
            <text:p>ZPROPIETATS</text:p>
          </table:table-cell>
          <table:table-cell office:value-type="string" calcext:value-type="string">
            <text:p>ZGeoreferència</text:p>
          </table:table-cell>
        </table:table-row>
        <table:table-row table:style-name="ro1">
          <table:table-cell office:value-type="float" office:value="26227430" calcext:value-type="float">
            <text:p>26227430</text:p>
          </table:table-cell>
          <table:table-cell table:number-columns-repeated="2" office:value-type="string" calcext:value-type="string">
            <text:p>Oficina d'Atenció Ciutadana del Districte Administratiu</text:p>
          </table:table-cell>
          <table:table-cell office:value-type="string" calcext:value-type="string">
            <text:p>Administració pública|Oficines d'atenció ciutadana||</text:p>
          </table:table-cell>
          <table:table-cell table:number-columns-repeated="4"/>
          <table:table-cell office:value-type="string" calcext:value-type="string">
            <text:p>Carrer del Foc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style-name="ce2" office:value-type="string" calcext:value-type="string">
            <text:p>08038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string" calcext:value-type="string">
            <text:p>+34-012 (Catalunya)</text:p>
          </table:table-cell>
          <table:table-cell office:value-type="string" calcext:value-type="string">
            <text:p>012 (Catalunya)</text:p>
          </table:table-cell>
          <table:table-cell office:value-type="float" office:value="427948172" calcext:value-type="float">
            <text:p>427948172</text:p>
          </table:table-cell>
          <table:table-cell office:value-type="float" office:value="4578628937" calcext:value-type="float">
            <text:p>4578628937</text:p>
          </table:table-cell>
          <table:table-cell office:value-type="string" calcext:value-type="string">
            <text:p>2.138729740</text:p>
          </table:table-cell>
          <table:table-cell office:value-type="string" calcext:value-type="string">
            <text:p>41.355947521</text:p>
          </table:table-cell>
          <table:table-cell table:number-columns-repeated="2"/>
          <table:table-cell office:value-type="string" calcext:value-type="string">
            <text:p>07/19/2024 07:36:20 AM</text:p>
          </table:table-cell>
          <table:table-cell office:value-type="string" calcext:value-type="string">
            <text:p>Accessibilitat|SI|Observacions|Pots demanar cita: </text:p>
          </table:table-cell>
          <table:table-cell office:value-type="string" calcext:value-type="string">
            <text:p>POINT (2.1387298 41.35595)</text:p>
          </table:table-cell>
        </table:table-row>
        <table:table-row table:style-name="ro1">
          <table:table-cell office:value-type="float" office:value="17789623" calcext:value-type="float">
            <text:p>17789623</text:p>
          </table:table-cell>
          <table:table-cell table:number-columns-repeated="2" office:value-type="string" calcext:value-type="string">
            <text:p>Oficina d'Atenció Ciutadana a Lleida</text:p>
          </table:table-cell>
          <table:table-cell office:value-type="string" calcext:value-type="string">
            <text:p>Administració pública|Oficines d'atenció ciutadana||Registres|Oficines de la Generalitat||</text:p>
          </table:table-cell>
          <table:table-cell table:number-columns-repeated="3"/>
          <table:table-cell office:value-type="string" calcext:value-type="string">
            <text:p>goverment</text:p>
          </table:table-cell>
          <table:table-cell office:value-type="string" calcext:value-type="string">
            <text:p>Carrer de Lluís Company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003" calcext:value-type="float">
            <text:p>25003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+34-973 70 35 00</text:p>
          </table:table-cell>
          <table:table-cell office:value-type="string" calcext:value-type="string">
            <text:p>973 70 35 00</text:p>
          </table:table-cell>
          <table:table-cell office:value-type="float" office:value="301640445" calcext:value-type="float">
            <text:p>301640445</text:p>
          </table:table-cell>
          <table:table-cell office:value-type="float" office:value="4609431933" calcext:value-type="float">
            <text:p>4609431933</text:p>
          </table:table-cell>
          <table:table-cell office:value-type="string" calcext:value-type="string">
            <text:p>0.619353874</text:p>
          </table:table-cell>
          <table:table-cell office:value-type="string" calcext:value-type="string">
            <text:p>41.611963660</text:p>
          </table:table-cell>
          <table:table-cell/>
          <table:table-cell office:value-type="string" calcext:value-type="string">
            <text:p>https://gencat.cat/lleida</text:p>
          </table:table-cell>
          <table:table-cell office:value-type="string" calcext:value-type="string">
            <text:p>07/19/2024 07:36:48 AM</text:p>
          </table:table-cell>
          <table:table-cell office:value-type="string" calcext:value-type="string">
            <text:p>Observacions|Podeu demanar cita pels canals següents:&lt;ul&gt;|Oficina_Registre|Disposa d'oficina de registre de documents en aquesta adreca</text:p>
          </table:table-cell>
          <table:table-cell office:value-type="string" calcext:value-type="string">
            <text:p>POINT (0.6193539 41.611965)</text:p>
          </table:table-cell>
        </table:table-row>
        <table:table-row table:style-name="ro1">
          <table:table-cell office:value-type="float" office:value="17789483" calcext:value-type="float">
            <text:p>17789483</text:p>
          </table:table-cell>
          <table:table-cell table:number-columns-repeated="2" office:value-type="string" calcext:value-type="string">
            <text:p>Oficina d'Atenció Ciutadana a les Terres de l'Ebre</text:p>
          </table:table-cell>
          <table:table-cell office:value-type="string" calcext:value-type="string">
            <text:p>Administració pública|Oficines d'atenció ciutadana||Registres|Oficines de la Generalitat||</text:p>
          </table:table-cell>
          <table:table-cell table:number-columns-repeated="3"/>
          <table:table-cell office:value-type="string" calcext:value-type="string">
            <text:p>goverment</text:p>
          </table:table-cell>
          <table:table-cell office:value-type="string" calcext:value-type="string">
            <text:p>Plaça de Gerard Vergé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3500" calcext:value-type="float">
            <text:p>43500</text:p>
          </table:table-cell>
          <table:table-cell office:value-type="string" calcext:value-type="string">
            <text:p>Tortosa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Baix Ebre</text:p>
          </table:table-cell>
          <table:table-cell office:value-type="string" calcext:value-type="string">
            <text:p>+34-977 44 12 34</text:p>
          </table:table-cell>
          <table:table-cell office:value-type="string" calcext:value-type="string">
            <text:p>977 44 12 34</text:p>
          </table:table-cell>
          <table:table-cell office:value-type="float" office:value="291070332" calcext:value-type="float">
            <text:p>291070332</text:p>
          </table:table-cell>
          <table:table-cell office:value-type="float" office:value="4520881907" calcext:value-type="float">
            <text:p>4520881907</text:p>
          </table:table-cell>
          <table:table-cell office:value-type="string" calcext:value-type="string">
            <text:p>0.522870241</text:p>
          </table:table-cell>
          <table:table-cell office:value-type="string" calcext:value-type="string">
            <text:p>40.812373131</text:p>
          </table:table-cell>
          <table:table-cell table:number-columns-repeated="2"/>
          <table:table-cell office:value-type="string" calcext:value-type="string">
            <text:p>07/19/2024 07:36:21 AM</text:p>
          </table:table-cell>
          <table:table-cell office:value-type="string" calcext:value-type="string">
            <text:p>Observacions|Podeu demanar cita pels canals següents:&lt;ul&gt;|Oficina_Registre|Disposa d'oficina de registre de documents en aquesta adreca</text:p>
          </table:table-cell>
          <table:table-cell office:value-type="string" calcext:value-type="string">
            <text:p>POINT (0.52287024 40.812374)</text:p>
          </table:table-cell>
        </table:table-row>
        <table:table-row table:style-name="ro1">
          <table:table-cell office:value-type="float" office:value="17789626" calcext:value-type="float">
            <text:p>17789626</text:p>
          </table:table-cell>
          <table:table-cell table:number-columns-repeated="2" office:value-type="string" calcext:value-type="string">
            <text:p>Oficina d'Atenció Ciutadana a Tarragona</text:p>
          </table:table-cell>
          <table:table-cell office:value-type="string" calcext:value-type="string">
            <text:p>Administració pública|Oficines d'atenció ciutadana||Registres|Oficines de la Generalitat||</text:p>
          </table:table-cell>
          <table:table-cell table:number-columns-repeated="3"/>
          <table:table-cell office:value-type="string" calcext:value-type="string">
            <text:p>goverment</text:p>
          </table:table-cell>
          <table:table-cell office:value-type="string" calcext:value-type="string">
            <text:p>Carrer de Sant Frances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003" calcext:value-type="float">
            <text:p>43003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office:value-type="string" calcext:value-type="string">
            <text:p>+34-977 23 65 59</text:p>
          </table:table-cell>
          <table:table-cell office:value-type="string" calcext:value-type="string">
            <text:p>977 23 65 59</text:p>
          </table:table-cell>
          <table:table-cell office:value-type="float" office:value="353354691" calcext:value-type="float">
            <text:p>353354691</text:p>
          </table:table-cell>
          <table:table-cell office:value-type="float" office:value="4553176523" calcext:value-type="float">
            <text:p>4553176523</text:p>
          </table:table-cell>
          <table:table-cell office:value-type="string" calcext:value-type="string">
            <text:p>1.253284011</text:p>
          </table:table-cell>
          <table:table-cell office:value-type="string" calcext:value-type="string">
            <text:p>41.116649104</text:p>
          </table:table-cell>
          <table:table-cell table:number-columns-repeated="2"/>
          <table:table-cell office:value-type="string" calcext:value-type="string">
            <text:p>07/19/2024 07:36:48 AM</text:p>
          </table:table-cell>
          <table:table-cell office:value-type="string" calcext:value-type="string">
            <text:p>Observacions|Podeu demanar cita pels canals següents:&lt;ul&gt;|Oficina_Registre|Disposa d'oficina de registre de documents en aquesta adreca</text:p>
          </table:table-cell>
          <table:table-cell office:value-type="string" calcext:value-type="string">
            <text:p>POINT (1.253284 41.11665)</text:p>
          </table:table-cell>
        </table:table-row>
        <table:table-row table:style-name="ro1">
          <table:table-cell office:value-type="float" office:value="8307616" calcext:value-type="float">
            <text:p>8307616</text:p>
          </table:table-cell>
          <table:table-cell table:number-columns-repeated="2" office:value-type="string" calcext:value-type="string">
            <text:p>Oficina d'Atenció Ciutadana a la Cerdanya</text:p>
          </table:table-cell>
          <table:table-cell office:value-type="string" calcext:value-type="string">
            <text:p>Administració pública|Oficines d'atenció ciutadana||Registres|Oficines de la Generalitat||</text:p>
          </table:table-cell>
          <table:table-cell table:number-columns-repeated="3"/>
          <table:table-cell office:value-type="string" calcext:value-type="string">
            <text:p>goverment</text:p>
          </table:table-cell>
          <table:table-cell office:value-type="string" calcext:value-type="string">
            <text:p>Plaça del Re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520" calcext:value-type="float">
            <text:p>17520</text:p>
          </table:table-cell>
          <table:table-cell office:value-type="string" calcext:value-type="string">
            <text:p>Puigcerdà</text:p>
          </table:table-cell>
          <table:table-cell office:value-type="float" office:value="171411" calcext:value-type="float">
            <text:p>171411</text:p>
          </table:table-cell>
          <table:table-cell office:value-type="string" calcext:value-type="string">
            <text:p>Cerdanya</text:p>
          </table:table-cell>
          <table:table-cell office:value-type="string" calcext:value-type="string">
            <text:p>+34-012 (Catalunya)</text:p>
          </table:table-cell>
          <table:table-cell office:value-type="string" calcext:value-type="string">
            <text:p>012 (Catalunya)</text:p>
          </table:table-cell>
          <table:table-cell office:value-type="float" office:value="411584616" calcext:value-type="float">
            <text:p>411584616</text:p>
          </table:table-cell>
          <table:table-cell office:value-type="float" office:value="4698590432" calcext:value-type="float">
            <text:p>4698590432</text:p>
          </table:table-cell>
          <table:table-cell office:value-type="string" calcext:value-type="string">
            <text:p>1.925069049</text:p>
          </table:table-cell>
          <table:table-cell office:value-type="string" calcext:value-type="string">
            <text:p>42.434596157</text:p>
          </table:table-cell>
          <table:table-cell table:number-columns-repeated="2"/>
          <table:table-cell office:value-type="string" calcext:value-type="string">
            <text:p>07/19/2024 07:36:46 AM</text:p>
          </table:table-cell>
          <table:table-cell office:value-type="string" calcext:value-type="string">
            <text:p>Horari|&lt;br /&gt;&lt;b&gt;Horari d'atenció al públic&lt;/b&gt;&lt;br /&gt; <text:s text:c="3"/>de dilluns a divendres, de 9 a 17 h.&lt;br /&gt;&lt;br /&gt;&lt;b&gt;Horari d'estiu&lt;/b&gt;&lt;br /&gt; <text:s text:c="3"/>de l'1 de juliol al 31 d'agost: de dilluns a divendres, de 9 a 15 h.&lt;br /&gt;&lt;br /&gt;&lt;b&gt;Horari de matí (si aquests dies coincideixen en dissabte o festiu, el registre romandrà tancat)&lt;/b&gt;&lt;br /&gt; <text:s text:c="3"/>5 de gener: de 9 a 14 h.&lt;br /&gt;&lt;br /&gt;&lt;b&gt;Romandrà tancat&lt;/b&gt;&lt;br /&gt; <text:s text:c="3"/>el 17 de juliol.&lt;br /&gt; <text:s text:c="3"/>8 de setembre: tancat.&lt;br /&gt;&lt;br /&gt;&lt;b&gt;IMPORTANT: Podeu demanar la cita pels tràmits següents&lt;/b&gt;&lt;br /&gt; <text:s text:c="3"/>&lt;br /&gt;&lt;br /&gt;&lt;b&gt;- IdCAT Certificat&lt;/b&gt;&lt;br /&gt;Cita - &lt;a href="https://gen.cat/citaidcatcertificatcerdanya" target="_blank"&gt;demanar cita&lt;/a&gt;&lt;br /&gt; <text:s text:c="3"/>&lt;br /&gt;&lt;br /&gt;&lt;b&gt;- IdCAT Mòbil&lt;/b&gt;&lt;br /&gt;Cita - &lt;a href="https://gen.cat/citaidcatmobilcerdanya" target="_blank"&gt;demanar cita&lt;/a&gt;&lt;br /&gt; <text:s text:c="3"/>&lt;br /&gt;&lt;br /&gt;&lt;b&gt;- Cl@ve&lt;/b&gt;&lt;br /&gt;Cita - &lt;a href="https://gen.cat/citaclavecerdanya" target="_blank"&gt;demanar cita&lt;/a&gt;&lt;br /&gt; <text:s text:c="3"/>&lt;br /&gt;&lt;br /&gt;&lt;b&gt;- Pagament de Multes de Trànsit&lt;/b&gt;&lt;br /&gt;Cita - &lt;a href="https://gen.cat/citamultacerdanya" target="_blank"&gt;demanar cita&lt;/a&gt;&lt;br /&gt; <text:s text:c="3"/>&lt;br /&gt;&lt;br /&gt;&lt;b&gt;- Gestió de fiances de lloguer&lt;/b&gt;&lt;br /&gt;Cita - &lt;a href="https://gen.cat/citafiancescerdanya" target="_blank"&gt;demanar cita&lt;/a&gt;&lt;br /&gt; <text:s text:c="3"/>&lt;br /&gt;&lt;br /&gt;&lt;b&gt;&amp;#32 - Ajuts i beques per a persones treballadores desocupades que realitzen cursos de formació ocupacional&lt;/b&gt;&lt;br /&gt;Cita - &lt;a href="https://gen.cat/citabecacerdanya" target="_blank"&gt;demanar cita&lt;/a&gt;&lt;br /&gt; <text:s text:c="3"/>&lt;br /&gt;&lt;br /&gt;&lt;b&gt;- Títol de família nombrosa&lt;/b&gt;&lt;br /&gt;Cita - &lt;a href="https://gen.cat/citatfncerdanya" target="_blank"&gt;demanar cita&lt;/a&gt;&lt;br /&gt; <text:s text:c="3"/>&lt;br /&gt;|Oficina_Registre|Disposa d'oficina de registre de documents en aquesta adreca</text:p>
          </table:table-cell>
          <table:table-cell office:value-type="string" calcext:value-type="string">
            <text:p>POINT (1.9250691 42.434597)</text:p>
          </table:table-cell>
        </table:table-row>
        <table:table-row table:style-name="ro1">
          <table:table-cell office:value-type="float" office:value="11757921" calcext:value-type="float">
            <text:p>11757921</text:p>
          </table:table-cell>
          <table:table-cell table:number-columns-repeated="2" office:value-type="string" calcext:value-type="string">
            <text:p>Oficina d'Atenció Ciutadana a Barcelona</text:p>
          </table:table-cell>
          <table:table-cell office:value-type="string" calcext:value-type="string">
            <text:p>Administració pública|Oficines d'atenció ciutadana||Registres|Oficines de la Generalitat||</text:p>
          </table:table-cell>
          <table:table-cell table:number-columns-repeated="3"/>
          <table:table-cell office:value-type="string" calcext:value-type="string">
            <text:p>goverment</text:p>
          </table:table-cell>
          <table:table-cell office:value-type="string" calcext:value-type="string">
            <text:p>Carrer de Sant Honorat</text:p>
          </table:table-cell>
          <table:table-cell/>
          <table:table-cell office:value-type="string" calcext:value-type="string">
            <text:p><text:s/>1-3</text:p>
          </table:table-cell>
          <table:table-cell table:number-columns-repeated="2"/>
          <table:table-cell table:style-name="ce2" office:value-type="string" calcext:value-type="string">
            <text:p>08002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string" calcext:value-type="string">
            <text:p>+34-012 (Catalunya)</text:p>
          </table:table-cell>
          <table:table-cell office:value-type="string" calcext:value-type="string">
            <text:p>012 (Catalunya)</text:p>
          </table:table-cell>
          <table:table-cell office:value-type="float" office:value="431134005" calcext:value-type="float">
            <text:p>431134005</text:p>
          </table:table-cell>
          <table:table-cell office:value-type="float" office:value="4581571234" calcext:value-type="float">
            <text:p>4581571234</text:p>
          </table:table-cell>
          <table:table-cell office:value-type="string" calcext:value-type="string">
            <text:p>2.176473619</text:p>
          </table:table-cell>
          <table:table-cell office:value-type="string" calcext:value-type="string">
            <text:p>41.382684435</text:p>
          </table:table-cell>
          <table:table-cell/>
          <table:table-cell office:value-type="string" calcext:value-type="string">
            <text:p>http://www.gencat.cat</text:p>
          </table:table-cell>
          <table:table-cell office:value-type="string" calcext:value-type="string">
            <text:p>07/19/2024 07:36:59 AM</text:p>
          </table:table-cell>
          <table:table-cell office:value-type="string" calcext:value-type="string">
            <text:p>Horari|&lt;br /&gt;&lt;b&gt;&lt;/b&gt;&lt;br /&gt;de dilluns a divendres, de 9 a 17 h.&lt;br /&gt;&lt;br /&gt;&lt;b&gt;Horari d'estiu&lt;/b&gt;&lt;br /&gt; <text:s text:c="3"/>de l'1 de juliol al 31 d'agost: de dilluns a divendres, de 9 a 15 h.&lt;br /&gt;&lt;br /&gt;&lt;b&gt;Horari de matí (si aquests dies coincideixen en dissabte o festiu, el registre romandrà tancat)&lt;/b&gt;&lt;br /&gt; <text:s text:c="3"/>23 d'abril: de 9 a 14 h.&lt;br /&gt; <text:s text:c="3"/>24 de desembre: de 9 a 14 h.&lt;br /&gt;&lt;br /&gt;&lt;b&gt;Romandrà tancat&lt;/b&gt;&lt;br /&gt; <text:s text:c="3"/>el 24 de setembre.&lt;br /&gt; <text:s text:c="3"/>&lt;br /&gt;&lt;br /&gt;&lt;b&gt;IMPORTANT: Podeu demanar la cita pels tràmits següents&lt;/b&gt;&lt;br /&gt; <text:s text:c="3"/>&lt;br /&gt;&lt;br /&gt;&lt;b&gt;- IdCAT Certificat&lt;/b&gt;&lt;br /&gt;Cita - &lt;a href="https://gen.cat/citaidcatcertificatbcn" target="_blank"&gt;demanar cita&lt;/a&gt;&lt;br /&gt; <text:s text:c="3"/>&lt;br /&gt;&lt;br /&gt;&lt;b&gt;- IdCAT Mòbil&lt;/b&gt;&lt;br /&gt;Cita - &lt;a href="https://gen.cat/citaidcatmobilbcn" target="_blank"&gt;demanar cita&lt;/a&gt;&lt;br /&gt; <text:s text:c="3"/>&lt;br /&gt;&lt;br /&gt;&lt;b&gt;- Cl@ve&lt;/b&gt;&lt;br /&gt;Cita - &lt;a href="https://gen.cat/citaclavebcn" target="_blank"&gt;demanar cita&lt;/a&gt;&lt;br /&gt; <text:s text:c="3"/>&lt;br /&gt;&lt;br /&gt;&lt;b&gt;- Pagament de Multes de Trànsit&lt;/b&gt;&lt;br /&gt;Cita - &lt;a href="https://gen.cat/citamultabcn" target="_blank"&gt;demanar cita&lt;/a&gt;&lt;br /&gt; <text:s text:c="3"/>&lt;br /&gt;&lt;br /&gt;&lt;b&gt;- Gestió de fiances de lloguer&lt;/b&gt;&lt;br /&gt;Cita - &lt;a href="https://gen.cat/citafiancesbcn" target="_blank"&gt;demanar cita&lt;/a&gt;&lt;br /&gt; <text:s text:c="3"/>&lt;br /&gt;&lt;br /&gt;&lt;b&gt;&amp;#32 - Ajuts i beques per a persones treballadores desocupades que realitzen cursos de formació ocupacional&lt;/b&gt;&lt;br /&gt;Cita - &lt;a href="https://gen.cat/citaformacioocupacionalbcn" target="_blank"&gt;demanar cita&lt;/a&gt;&lt;br /&gt; <text:s text:c="3"/>&lt;br /&gt;&lt;br /&gt;&lt;b&gt;- Títol de família nombrosa&lt;/b&gt;&lt;br /&gt;Cita - &lt;a href="https://gen.cat/citatfnbcn" target="_blank"&gt;demanar cita&lt;/a&gt;&lt;br /&gt; <text:s text:c="3"/>&lt;br /&gt;|Observacions|&lt;strong&gt;Aquesta oficina disposa d'un sistema d'assistència per a l'atenció en llengua de signes (&lt;a class="vermell_nobullet" Target="_blank" href="https://gen.cat/citallenguasignesbcn"&gt;demanar cita en llengua de signes&lt;/a&gt;)&lt;/strong&gt;|Oficina_Registre|Disposa d'oficina de registre de documents en aquesta adreca</text:p>
          </table:table-cell>
          <table:table-cell office:value-type="string" calcext:value-type="string">
            <text:p>POINT (2.1764736 41.382683)</text:p>
          </table:table-cell>
        </table:table-row>
        <table:table-row table:style-name="ro1">
          <table:table-cell office:value-type="float" office:value="17789622" calcext:value-type="float">
            <text:p>17789622</text:p>
          </table:table-cell>
          <table:table-cell table:number-columns-repeated="2" office:value-type="string" calcext:value-type="string">
            <text:p>Oficina d'Atenció Ciutadana a Girona</text:p>
          </table:table-cell>
          <table:table-cell office:value-type="string" calcext:value-type="string">
            <text:p>Administració pública|Oficines d'atenció ciutadana||Registres|Oficines de la Generalitat||Societat. Ciutadania. Famílies|Punts d'atenció ciutadana||</text:p>
          </table:table-cell>
          <table:table-cell table:number-columns-repeated="4"/>
          <table:table-cell office:value-type="string" calcext:value-type="string">
            <text:p>Plaça de Pompeu Fabr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002" calcext:value-type="float">
            <text:p>17002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office:value-type="string" calcext:value-type="string">
            <text:p>+34-872 97 50 00</text:p>
          </table:table-cell>
          <table:table-cell office:value-type="string" calcext:value-type="string">
            <text:p>872 97 50 00</text:p>
          </table:table-cell>
          <table:table-cell office:value-type="float" office:value="485271265" calcext:value-type="float">
            <text:p>485271265</text:p>
          </table:table-cell>
          <table:table-cell office:value-type="float" office:value="4647689855" calcext:value-type="float">
            <text:p>4647689855</text:p>
          </table:table-cell>
          <table:table-cell office:value-type="string" calcext:value-type="string">
            <text:p>2.822207293</text:p>
          </table:table-cell>
          <table:table-cell office:value-type="string" calcext:value-type="string">
            <text:p>41.981071059</text:p>
          </table:table-cell>
          <table:table-cell/>
          <table:table-cell office:value-type="string" calcext:value-type="string">
            <text:p>https://gencat.cat/girona</text:p>
          </table:table-cell>
          <table:table-cell office:value-type="string" calcext:value-type="string">
            <text:p>07/19/2024 07:36:33 AM</text:p>
          </table:table-cell>
          <table:table-cell office:value-type="string" calcext:value-type="string">
            <text:p>Accessibilitat|SI|Observacions|Podeu demanar cita pels canals següents:&lt;ul&gt;|Oficina_Registre|Disposa d'oficina de registre de documents en aquesta adreca</text:p>
          </table:table-cell>
          <table:table-cell office:value-type="string" calcext:value-type="string">
            <text:p>POINT (2.8222072 41.98107)</text:p>
          </table:table-cell>
        </table:table-row>
        <table:table-row table:style-name="ro1">
          <table:table-cell office:value-type="float" office:value="3040320" calcext:value-type="float">
            <text:p>3040320</text:p>
          </table:table-cell>
          <table:table-cell table:number-columns-repeated="2" office:value-type="string" calcext:value-type="string">
            <text:p>Consell Regulador de la Denominació d'Origen Penedès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Plaça de l'Àgor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08720</text:p>
          </table:table-cell>
          <table:table-cell office:value-type="string" calcext:value-type="string">
            <text:p>Vilafranca del Penedès</text:p>
          </table:table-cell>
          <table:table-cell office:value-type="float" office:value="83054" calcext:value-type="float">
            <text:p>83054</text:p>
          </table:table-cell>
          <table:table-cell office:value-type="string" calcext:value-type="string">
            <text:p>Alt Penedès</text:p>
          </table:table-cell>
          <table:table-cell office:value-type="string" calcext:value-type="string">
            <text:p>+34-93 890 48 11</text:p>
          </table:table-cell>
          <table:table-cell office:value-type="string" calcext:value-type="string">
            <text:p>93 890 48 11</text:p>
          </table:table-cell>
          <table:table-cell office:value-type="float" office:value="389241068" calcext:value-type="float">
            <text:p>389241068</text:p>
          </table:table-cell>
          <table:table-cell office:value-type="float" office:value="4576357254" calcext:value-type="float">
            <text:p>4576357254</text:p>
          </table:table-cell>
          <table:table-cell office:value-type="string" calcext:value-type="string">
            <text:p>1.676402785</text:p>
          </table:table-cell>
          <table:table-cell office:value-type="string" calcext:value-type="string">
            <text:p>41.331090372</text:p>
          </table:table-cell>
          <table:table-cell office:value-type="string" calcext:value-type="string">
            <text:p>dopenedes@dopenedes.cat</text:p>
          </table:table-cell>
          <table:table-cell office:value-type="string" calcext:value-type="string">
            <text:p>http://incavi.gencat.cat/ca/denominacions-origen-protegides/denominacions-origen/penedes/</text:p>
          </table:table-cell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1.6764028 41.33109)</text:p>
          </table:table-cell>
        </table:table-row>
        <table:table-row table:style-name="ro1">
          <table:table-cell office:value-type="float" office:value="3040314" calcext:value-type="float">
            <text:p>3040314</text:p>
          </table:table-cell>
          <table:table-cell table:number-columns-repeated="2" office:value-type="string" calcext:value-type="string">
            <text:p>Consell Regulador de la Denominació d'Origen Alella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vinguda de Sant Mateu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08328</text:p>
          </table:table-cell>
          <table:table-cell office:value-type="string" calcext:value-type="string">
            <text:p>Alella</text:p>
          </table:table-cell>
          <table:table-cell office:value-type="float" office:value="80039" calcext:value-type="float">
            <text:p>80039</text:p>
          </table:table-cell>
          <table:table-cell office:value-type="string" calcext:value-type="string">
            <text:p>Maresme</text:p>
          </table:table-cell>
          <table:table-cell office:value-type="string" calcext:value-type="string">
            <text:p>+34-93 555 91 53</text:p>
          </table:table-cell>
          <table:table-cell office:value-type="string" calcext:value-type="string">
            <text:p>93 555 91 53</text:p>
          </table:table-cell>
          <table:table-cell office:value-type="float" office:value="441546923" calcext:value-type="float">
            <text:p>441546923</text:p>
          </table:table-cell>
          <table:table-cell office:value-type="float" office:value="4595052883" calcext:value-type="float">
            <text:p>4595052883</text:p>
          </table:table-cell>
          <table:table-cell office:value-type="string" calcext:value-type="string">
            <text:p>2.299599493</text:p>
          </table:table-cell>
          <table:table-cell office:value-type="string" calcext:value-type="string">
            <text:p>41.504971164</text:p>
          </table:table-cell>
          <table:table-cell office:value-type="string" calcext:value-type="string">
            <text:p>doallella@doalella.org</text:p>
          </table:table-cell>
          <table:table-cell office:value-type="string" calcext:value-type="string">
            <text:p>http://incavi.gencat.cat/ca/denominacions-origen-protegides/denominacions-origen/alella/</text:p>
          </table:table-cell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2.2995994 41.50497)</text:p>
          </table:table-cell>
        </table:table-row>
        <table:table-row table:style-name="ro1">
          <table:table-cell office:value-type="float" office:value="3040318" calcext:value-type="float">
            <text:p>3040318</text:p>
          </table:table-cell>
          <table:table-cell table:number-columns-repeated="2" office:value-type="string" calcext:value-type="string">
            <text:p>Consell Regulador de la Denominació d'Origen Empordà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vinguda de Marigna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600" calcext:value-type="float">
            <text:p>17600</text:p>
          </table:table-cell>
          <table:table-cell office:value-type="string" calcext:value-type="string">
            <text:p>Figueres</text:p>
          </table:table-cell>
          <table:table-cell office:value-type="float" office:value="170669" calcext:value-type="float">
            <text:p>170669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+34-972 50 75 13</text:p>
          </table:table-cell>
          <table:table-cell office:value-type="string" calcext:value-type="string">
            <text:p>972 50 75 13</text:p>
          </table:table-cell>
          <table:table-cell office:value-type="float" office:value="496561188" calcext:value-type="float">
            <text:p>496561188</text:p>
          </table:table-cell>
          <table:table-cell office:value-type="float" office:value="4679747159" calcext:value-type="float">
            <text:p>4679747159</text:p>
          </table:table-cell>
          <table:table-cell office:value-type="string" calcext:value-type="string">
            <text:p>2.958366526</text:p>
          </table:table-cell>
          <table:table-cell office:value-type="string" calcext:value-type="string">
            <text:p>42.269804538</text:p>
          </table:table-cell>
          <table:table-cell office:value-type="string" calcext:value-type="string">
            <text:p>info@doemporda.cat</text:p>
          </table:table-cell>
          <table:table-cell office:value-type="string" calcext:value-type="string">
            <text:p>http://incavi.gencat.cat/ca/denominacions-origen-protegides/denominacions-origen/emporda/</text:p>
          </table:table-cell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2.9583666 42.269806)</text:p>
          </table:table-cell>
        </table:table-row>
        <table:table-row table:style-name="ro1">
          <table:table-cell office:value-type="float" office:value="3040330" calcext:value-type="float">
            <text:p>3040330</text:p>
          </table:table-cell>
          <table:table-cell table:number-columns-repeated="2" office:value-type="string" calcext:value-type="string">
            <text:p>Consell Regulador de la Denominació d'Origen Protegida Pera de Lleida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vinguda de Tortos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+34-973 22 01 49</text:p>
          </table:table-cell>
          <table:table-cell office:value-type="string" calcext:value-type="string">
            <text:p>973 22 01 49</text:p>
          </table:table-cell>
          <table:table-cell office:value-type="float" office:value="303092972" calcext:value-type="float">
            <text:p>303092972</text:p>
          </table:table-cell>
          <table:table-cell office:value-type="float" office:value="4610192197" calcext:value-type="float">
            <text:p>4610192197</text:p>
          </table:table-cell>
          <table:table-cell office:value-type="string" calcext:value-type="string">
            <text:p>0.636471310</text:p>
          </table:table-cell>
          <table:table-cell office:value-type="string" calcext:value-type="string">
            <text:p>41.618921089</text:p>
          </table:table-cell>
          <table:table-cell office:value-type="string" calcext:value-type="string">
            <text:p>peradelleida@peradelleida.es</text:p>
          </table:table-cell>
          <table:table-cell office:value-type="string" calcext:value-type="string">
            <text:p>http://www.peradelleida.es</text:p>
          </table:table-cell>
          <table:table-cell office:value-type="string" calcext:value-type="string">
            <text:p>07/19/2024 07:36:37 AM</text:p>
          </table:table-cell>
          <table:table-cell/>
          <table:table-cell office:value-type="string" calcext:value-type="string">
            <text:p>POINT (0.63647133 41.61892)</text:p>
          </table:table-cell>
        </table:table-row>
        <table:table-row table:style-name="ro1">
          <table:table-cell office:value-type="float" office:value="3040322" calcext:value-type="float">
            <text:p>3040322</text:p>
          </table:table-cell>
          <table:table-cell table:number-columns-repeated="2" office:value-type="string" calcext:value-type="string">
            <text:p>Consell Regulador de la Denominació d'Origen Priorat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arrer Maj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737" calcext:value-type="float">
            <text:p>43737</text:p>
          </table:table-cell>
          <table:table-cell office:value-type="string" calcext:value-type="string">
            <text:p>Torroja del Priorat</text:p>
          </table:table-cell>
          <table:table-cell office:value-type="float" office:value="431541" calcext:value-type="float">
            <text:p>431541</text:p>
          </table:table-cell>
          <table:table-cell office:value-type="string" calcext:value-type="string">
            <text:p>Priorat</text:p>
          </table:table-cell>
          <table:table-cell office:value-type="string" calcext:value-type="string">
            <text:p>+34-977 83 94 95</text:p>
          </table:table-cell>
          <table:table-cell office:value-type="string" calcext:value-type="string">
            <text:p>977 83 94 95</text:p>
          </table:table-cell>
          <table:table-cell office:value-type="float" office:value="316501148" calcext:value-type="float">
            <text:p>316501148</text:p>
          </table:table-cell>
          <table:table-cell office:value-type="float" office:value="4564719980" calcext:value-type="float">
            <text:p>4564719980</text:p>
          </table:table-cell>
          <table:table-cell office:value-type="string" calcext:value-type="string">
            <text:p>0.812322073</text:p>
          </table:table-cell>
          <table:table-cell office:value-type="string" calcext:value-type="string">
            <text:p>41.214203379</text:p>
          </table:table-cell>
          <table:table-cell office:value-type="string" calcext:value-type="string">
            <text:p>info@doqpriorat.org</text:p>
          </table:table-cell>
          <table:table-cell office:value-type="string" calcext:value-type="string">
            <text:p>http://incavi.gencat.cat/ca/denominacions-origen-protegides/denominacions-origen/priorat/</text:p>
          </table:table-cell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0.8123221 41.214203)</text:p>
          </table:table-cell>
        </table:table-row>
        <table:table-row table:style-name="ro1">
          <table:table-cell office:value-type="float" office:value="3040316" calcext:value-type="float">
            <text:p>3040316</text:p>
          </table:table-cell>
          <table:table-cell table:number-columns-repeated="2" office:value-type="string" calcext:value-type="string">
            <text:p>Consell Regulador de la Denominació d'Origen Conca de Barberà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arrer de la Volt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400" calcext:value-type="float">
            <text:p>43400</text:p>
          </table:table-cell>
          <table:table-cell office:value-type="string" calcext:value-type="string">
            <text:p>Montblanc</text:p>
          </table:table-cell>
          <table:table-cell office:value-type="float" office:value="430862" calcext:value-type="float">
            <text:p>430862</text:p>
          </table:table-cell>
          <table:table-cell office:value-type="string" calcext:value-type="string">
            <text:p>Conca de Barberà</text:p>
          </table:table-cell>
          <table:table-cell office:value-type="string" calcext:value-type="string">
            <text:p>+34-977 92 69 05</text:p>
          </table:table-cell>
          <table:table-cell office:value-type="string" calcext:value-type="string">
            <text:p>977 92 69 05</text:p>
          </table:table-cell>
          <table:table-cell office:value-type="float" office:value="346276327" calcext:value-type="float">
            <text:p>346276327</text:p>
          </table:table-cell>
          <table:table-cell office:value-type="float" office:value="4582447720" calcext:value-type="float">
            <text:p>4582447720</text:p>
          </table:table-cell>
          <table:table-cell office:value-type="string" calcext:value-type="string">
            <text:p>1.161638454</text:p>
          </table:table-cell>
          <table:table-cell office:value-type="string" calcext:value-type="string">
            <text:p>41.378875371</text:p>
          </table:table-cell>
          <table:table-cell office:value-type="string" calcext:value-type="string">
            <text:p>cr@doconcadebarbera.com</text:p>
          </table:table-cell>
          <table:table-cell office:value-type="string" calcext:value-type="string">
            <text:p>http://incavi.gencat.cat/ca/denominacions-origen-protegides/denominacions-origen/conca-barbera/</text:p>
          </table:table-cell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1.1616385 41.378876)</text:p>
          </table:table-cell>
        </table:table-row>
        <table:table-row table:style-name="ro1">
          <table:table-cell office:value-type="float" office:value="3040333" calcext:value-type="float">
            <text:p>3040333</text:p>
          </table:table-cell>
          <table:table-cell table:number-columns-repeated="2" office:value-type="string" calcext:value-type="string">
            <text:p>Consell Regulador de la Indicació Geogràfica Protegida Vedella dels Pirineus Catalans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Partida de Sant Estev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700" calcext:value-type="float">
            <text:p>25700</text:p>
          </table:table-cell>
          <table:table-cell office:value-type="string" calcext:value-type="string">
            <text:p>Seu d'Urgell, la</text:p>
          </table:table-cell>
          <table:table-cell office:value-type="float" office:value="252038" calcext:value-type="float">
            <text:p>252038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+34-973 35 39 84</text:p>
          </table:table-cell>
          <table:table-cell office:value-type="string" calcext:value-type="string">
            <text:p>973 35 39 84</text:p>
          </table:table-cell>
          <table:table-cell office:value-type="float" office:value="372136619" calcext:value-type="float">
            <text:p>372136619</text:p>
          </table:table-cell>
          <table:table-cell office:value-type="float" office:value="4690556263" calcext:value-type="float">
            <text:p>4690556263</text:p>
          </table:table-cell>
          <table:table-cell office:value-type="string" calcext:value-type="string">
            <text:p>1.447553000</text:p>
          </table:table-cell>
          <table:table-cell office:value-type="string" calcext:value-type="string">
            <text:p>42.356711000</text:p>
          </table:table-cell>
          <table:table-cell office:value-type="string" calcext:value-type="string">
            <text:p>igp@vedellapirineus.cat</text:p>
          </table:table-cell>
          <table:table-cell office:value-type="string" calcext:value-type="string">
            <text:p>http://vedellapirineus.cat</text:p>
          </table:table-cell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1.447553 42.356712)</text:p>
          </table:table-cell>
        </table:table-row>
        <table:table-row table:style-name="ro1">
          <table:table-cell office:value-type="float" office:value="3040319" calcext:value-type="float">
            <text:p>3040319</text:p>
          </table:table-cell>
          <table:table-cell table:number-columns-repeated="2" office:value-type="string" calcext:value-type="string">
            <text:p>Consell Regulador de la Denominació d'Origen Montsant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Plaça de la Quarter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3730" calcext:value-type="float">
            <text:p>43730</text:p>
          </table:table-cell>
          <table:table-cell office:value-type="string" calcext:value-type="string">
            <text:p>Falset</text:p>
          </table:table-cell>
          <table:table-cell office:value-type="float" office:value="430555" calcext:value-type="float">
            <text:p>430555</text:p>
          </table:table-cell>
          <table:table-cell office:value-type="string" calcext:value-type="string">
            <text:p>Priorat</text:p>
          </table:table-cell>
          <table:table-cell office:value-type="string" calcext:value-type="string">
            <text:p>+34-977 83 17 42</text:p>
          </table:table-cell>
          <table:table-cell office:value-type="string" calcext:value-type="string">
            <text:p>977 83 17 42</text:p>
          </table:table-cell>
          <table:table-cell office:value-type="float" office:value="317080105" calcext:value-type="float">
            <text:p>317080105</text:p>
          </table:table-cell>
          <table:table-cell office:value-type="float" office:value="4557267409" calcext:value-type="float">
            <text:p>4557267409</text:p>
          </table:table-cell>
          <table:table-cell office:value-type="string" calcext:value-type="string">
            <text:p>0.820296275</text:p>
          </table:table-cell>
          <table:table-cell office:value-type="string" calcext:value-type="string">
            <text:p>41.146151426</text:p>
          </table:table-cell>
          <table:table-cell office:value-type="string" calcext:value-type="string">
            <text:p>info@domontsant.com</text:p>
          </table:table-cell>
          <table:table-cell office:value-type="string" calcext:value-type="string">
            <text:p>http://incavi.gencat.cat/ca/denominacions-origen-protegides/denominacions-origen/montsant/</text:p>
          </table:table-cell>
          <table:table-cell office:value-type="string" calcext:value-type="string">
            <text:p>07/19/2024 07:36:41 AM</text:p>
          </table:table-cell>
          <table:table-cell/>
          <table:table-cell office:value-type="string" calcext:value-type="string">
            <text:p>POINT (0.8202963 41.146152)</text:p>
          </table:table-cell>
        </table:table-row>
        <table:table-row table:style-name="ro1">
          <table:table-cell office:value-type="float" office:value="3040332" calcext:value-type="float">
            <text:p>3040332</text:p>
          </table:table-cell>
          <table:table-cell table:number-columns-repeated="2" office:value-type="string" calcext:value-type="string">
            <text:p>Consell Regulador de la Denominació d'Origen Terra Alta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arretera de Vilalba 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3780" calcext:value-type="float">
            <text:p>43780</text:p>
          </table:table-cell>
          <table:table-cell office:value-type="string" calcext:value-type="string">
            <text:p>Gandesa</text:p>
          </table:table-cell>
          <table:table-cell office:value-type="float" office:value="430640" calcext:value-type="float">
            <text:p>430640</text:p>
          </table:table-cell>
          <table:table-cell office:value-type="string" calcext:value-type="string">
            <text:p>Terra Alta</text:p>
          </table:table-cell>
          <table:table-cell office:value-type="string" calcext:value-type="string">
            <text:p>+34-977 42 12 78</text:p>
          </table:table-cell>
          <table:table-cell office:value-type="string" calcext:value-type="string">
            <text:p>977 42 12 78</text:p>
          </table:table-cell>
          <table:table-cell office:value-type="float" office:value="284773035" calcext:value-type="float">
            <text:p>284773035</text:p>
          </table:table-cell>
          <table:table-cell office:value-type="float" office:value="4548425460" calcext:value-type="float">
            <text:p>4548425460</text:p>
          </table:table-cell>
          <table:table-cell office:value-type="string" calcext:value-type="string">
            <text:p>0.438715363</text:p>
          </table:table-cell>
          <table:table-cell office:value-type="string" calcext:value-type="string">
            <text:p>41.058620767</text:p>
          </table:table-cell>
          <table:table-cell office:value-type="string" calcext:value-type="string">
            <text:p>dotalta@tinet.org</text:p>
          </table:table-cell>
          <table:table-cell office:value-type="string" calcext:value-type="string">
            <text:p>http://incavi.gencat.cat/ca/denominacions-origen-protegides/denominacions-origen/terra-alta/</text:p>
          </table:table-cell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0.43871537 41.05862)</text:p>
          </table:table-cell>
        </table:table-row>
        <table:table-row table:style-name="ro1">
          <table:table-cell office:value-type="float" office:value="3040331" calcext:value-type="float">
            <text:p>3040331</text:p>
          </table:table-cell>
          <table:table-cell table:number-columns-repeated="2" office:value-type="string" calcext:value-type="string">
            <text:p>Consell Regulador de la Denominació d'Origen Tarragona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arrer de la Cort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3800" calcext:value-type="float">
            <text:p>43800</text:p>
          </table:table-cell>
          <table:table-cell office:value-type="string" calcext:value-type="string">
            <text:p>Valls</text:p>
          </table:table-cell>
          <table:table-cell office:value-type="float" office:value="431613" calcext:value-type="float">
            <text:p>431613</text:p>
          </table:table-cell>
          <table:table-cell office:value-type="string" calcext:value-type="string">
            <text:p>Alt Camp</text:p>
          </table:table-cell>
          <table:table-cell office:value-type="string" calcext:value-type="string">
            <text:p>+34-977 21 79 31</text:p>
          </table:table-cell>
          <table:table-cell office:value-type="string" calcext:value-type="string">
            <text:p>977 21 79 31</text:p>
          </table:table-cell>
          <table:table-cell office:value-type="float" office:value="353400769" calcext:value-type="float">
            <text:p>353400769</text:p>
          </table:table-cell>
          <table:table-cell office:value-type="float" office:value="4571871989" calcext:value-type="float">
            <text:p>4571871989</text:p>
          </table:table-cell>
          <table:table-cell office:value-type="string" calcext:value-type="string">
            <text:p>1.249351383</text:p>
          </table:table-cell>
          <table:table-cell office:value-type="string" calcext:value-type="string">
            <text:p>41.284986190</text:p>
          </table:table-cell>
          <table:table-cell office:value-type="string" calcext:value-type="string">
            <text:p>dotarragona@ctmail.net</text:p>
          </table:table-cell>
          <table:table-cell office:value-type="string" calcext:value-type="string">
            <text:p>http://incavi.gencat.cat/ca/coneix-vi-catala/denominacions-origen-catalanes/tarragona/</text:p>
          </table:table-cell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1.2493514 41.284985)</text:p>
          </table:table-cell>
        </table:table-row>
        <table:table-row table:style-name="ro1">
          <table:table-cell office:value-type="float" office:value="3040328" calcext:value-type="float">
            <text:p>3040328</text:p>
          </table:table-cell>
          <table:table-cell table:number-columns-repeated="2" office:value-type="string" calcext:value-type="string">
            <text:p>Consell Regulador de la Denominació d'Origen Protegida Oli de l'Empordà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arrer Nou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string" calcext:value-type="string">
            <text:p>Figueres</text:p>
          </table:table-cell>
          <table:table-cell office:value-type="float" office:value="170669" calcext:value-type="float">
            <text:p>170669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+34-972 50 30 88</text:p>
          </table:table-cell>
          <table:table-cell office:value-type="string" calcext:value-type="string">
            <text:p>972 50 30 88</text:p>
          </table:table-cell>
          <table:table-cell office:value-type="float" office:value="496992139" calcext:value-type="float">
            <text:p>496992139</text:p>
          </table:table-cell>
          <table:table-cell office:value-type="float" office:value="4679182440" calcext:value-type="float">
            <text:p>4679182440</text:p>
          </table:table-cell>
          <table:table-cell office:value-type="string" calcext:value-type="string">
            <text:p>2.963695774</text:p>
          </table:table-cell>
          <table:table-cell office:value-type="string" calcext:value-type="string">
            <text:p>42.264817974</text:p>
          </table:table-cell>
          <table:table-cell office:value-type="string" calcext:value-type="string">
            <text:p>oli@altemporda.org</text:p>
          </table:table-cell>
          <table:table-cell office:value-type="string" calcext:value-type="string">
            <text:p>http://www.oliemporda.cat</text:p>
          </table:table-cell>
          <table:table-cell office:value-type="string" calcext:value-type="string">
            <text:p>07/19/2024 07:36:41 AM</text:p>
          </table:table-cell>
          <table:table-cell/>
          <table:table-cell office:value-type="string" calcext:value-type="string">
            <text:p>POINT (2.9636958 42.264816)</text:p>
          </table:table-cell>
        </table:table-row>
        <table:table-row table:style-name="ro1">
          <table:table-cell office:value-type="float" office:value="3040323" calcext:value-type="float">
            <text:p>3040323</text:p>
          </table:table-cell>
          <table:table-cell table:number-columns-repeated="2" office:value-type="string" calcext:value-type="string">
            <text:p>Consell Regulador de la Denominació d'Origen Protegida Avellana de Reus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Passeig de Sunyer</text:p>
          </table:table-cell>
          <table:table-cell/>
          <table:table-cell office:value-type="string" calcext:value-type="string">
            <text:p><text:s/>4-6</text:p>
          </table:table-cell>
          <table:table-cell table:number-columns-repeated="2"/>
          <table:table-cell office:value-type="float" office:value="43202" calcext:value-type="float">
            <text:p>43202</text:p>
          </table:table-cell>
          <table:table-cell office:value-type="string" calcext:value-type="string">
            <text:p>Reus</text:p>
          </table:table-cell>
          <table:table-cell office:value-type="float" office:value="431233" calcext:value-type="float">
            <text:p>431233</text:p>
          </table:table-cell>
          <table:table-cell office:value-type="string" calcext:value-type="string">
            <text:p>Baix Camp</text:p>
          </table:table-cell>
          <table:table-cell office:value-type="string" calcext:value-type="string">
            <text:p>+34-977 32 81 03</text:p>
          </table:table-cell>
          <table:table-cell office:value-type="string" calcext:value-type="string">
            <text:p>977 32 81 03</text:p>
          </table:table-cell>
          <table:table-cell office:value-type="float" office:value="340713153" calcext:value-type="float">
            <text:p>340713153</text:p>
          </table:table-cell>
          <table:table-cell office:value-type="float" office:value="4557638143" calcext:value-type="float">
            <text:p>4557638143</text:p>
          </table:table-cell>
          <table:table-cell office:value-type="string" calcext:value-type="string">
            <text:p>1.101646113</text:p>
          </table:table-cell>
          <table:table-cell office:value-type="string" calcext:value-type="string">
            <text:p>41.154546031</text:p>
          </table:table-cell>
          <table:table-cell office:value-type="string" calcext:value-type="string">
            <text:p>info@avellanadereus.cat</text:p>
          </table:table-cell>
          <table:table-cell office:value-type="string" calcext:value-type="string">
            <text:p>http://www.avellanadereus.cat</text:p>
          </table:table-cell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1.1016461 41.154545)</text:p>
          </table:table-cell>
        </table:table-row>
        <table:table-row table:style-name="ro1">
          <table:table-cell office:value-type="float" office:value="3040315" calcext:value-type="float">
            <text:p>3040315</text:p>
          </table:table-cell>
          <table:table-cell table:number-columns-repeated="2" office:value-type="string" calcext:value-type="string">
            <text:p>Consell Regulador de la Denominació d'Origen Catalunya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Passeig de Sunyer</text:p>
          </table:table-cell>
          <table:table-cell/>
          <table:table-cell office:value-type="string" calcext:value-type="string">
            <text:p><text:s/>4-6</text:p>
          </table:table-cell>
          <table:table-cell table:number-columns-repeated="2"/>
          <table:table-cell office:value-type="float" office:value="43202" calcext:value-type="float">
            <text:p>43202</text:p>
          </table:table-cell>
          <table:table-cell office:value-type="string" calcext:value-type="string">
            <text:p>Reus</text:p>
          </table:table-cell>
          <table:table-cell office:value-type="float" office:value="431233" calcext:value-type="float">
            <text:p>431233</text:p>
          </table:table-cell>
          <table:table-cell office:value-type="string" calcext:value-type="string">
            <text:p>Baix Camp</text:p>
          </table:table-cell>
          <table:table-cell office:value-type="string" calcext:value-type="string">
            <text:p>+34-977 32 81 03</text:p>
          </table:table-cell>
          <table:table-cell office:value-type="string" calcext:value-type="string">
            <text:p>977 32 81 03</text:p>
          </table:table-cell>
          <table:table-cell office:value-type="float" office:value="340713153" calcext:value-type="float">
            <text:p>340713153</text:p>
          </table:table-cell>
          <table:table-cell office:value-type="float" office:value="4557638143" calcext:value-type="float">
            <text:p>4557638143</text:p>
          </table:table-cell>
          <table:table-cell office:value-type="string" calcext:value-type="string">
            <text:p>1.101646113</text:p>
          </table:table-cell>
          <table:table-cell office:value-type="string" calcext:value-type="string">
            <text:p>41.154546031</text:p>
          </table:table-cell>
          <table:table-cell/>
          <table:table-cell office:value-type="string" calcext:value-type="string">
            <text:p>http://incavi.gencat.cat/ca/denominacions-origen-protegides/denominacions-origen/catalunya/</text:p>
          </table:table-cell>
          <table:table-cell office:value-type="string" calcext:value-type="string">
            <text:p>07/19/2024 07:36:41 AM</text:p>
          </table:table-cell>
          <table:table-cell/>
          <table:table-cell office:value-type="string" calcext:value-type="string">
            <text:p>POINT (1.1016461 41.154545)</text:p>
          </table:table-cell>
        </table:table-row>
        <table:table-row table:style-name="ro1">
          <table:table-cell office:value-type="float" office:value="3040324" calcext:value-type="float">
            <text:p>3040324</text:p>
          </table:table-cell>
          <table:table-cell table:number-columns-repeated="2" office:value-type="string" calcext:value-type="string">
            <text:p>Consell Regulador de la Denominació d'Origen Protegida Mongeta del Ganxet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arrer de Cuba</text:p>
          </table:table-cell>
          <table:table-cell/>
          <table:table-cell office:value-type="string" calcext:value-type="string">
            <text:p><text:s/>9-11</text:p>
          </table:table-cell>
          <table:table-cell table:number-columns-repeated="2"/>
          <table:table-cell table:style-name="ce2" office:value-type="string" calcext:value-type="string">
            <text:p>08205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+34-607 536 941</text:p>
          </table:table-cell>
          <table:table-cell office:value-type="string" calcext:value-type="string">
            <text:p>607 536 941</text:p>
          </table:table-cell>
          <table:table-cell office:value-type="float" office:value="424377924" calcext:value-type="float">
            <text:p>424377924</text:p>
          </table:table-cell>
          <table:table-cell office:value-type="float" office:value="4599667895" calcext:value-type="float">
            <text:p>4599667895</text:p>
          </table:table-cell>
          <table:table-cell office:value-type="string" calcext:value-type="string">
            <text:p>2.093317740</text:p>
          </table:table-cell>
          <table:table-cell office:value-type="string" calcext:value-type="string">
            <text:p>41.545098592</text:p>
          </table:table-cell>
          <table:table-cell office:value-type="string" calcext:value-type="string">
            <text:p>crmongetesdelganxet@gmail.com</text:p>
          </table:table-cell>
          <table:table-cell office:value-type="string" calcext:value-type="string">
            <text:p>http://www.mongetadelganxet.cat</text:p>
          </table:table-cell>
          <table:table-cell office:value-type="string" calcext:value-type="string">
            <text:p>07/19/2024 07:36:37 AM</text:p>
          </table:table-cell>
          <table:table-cell/>
          <table:table-cell office:value-type="string" calcext:value-type="string">
            <text:p>POINT (2.0933177 41.545097)</text:p>
          </table:table-cell>
        </table:table-row>
        <table:table-row table:style-name="ro1">
          <table:table-cell office:value-type="float" office:value="3040326" calcext:value-type="float">
            <text:p>3040326</text:p>
          </table:table-cell>
          <table:table-cell table:number-columns-repeated="2" office:value-type="string" calcext:value-type="string">
            <text:p>Consell Regulador de la Denominació d'Origen Protegida Oli Siurana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Passeig de Sunyer</text:p>
          </table:table-cell>
          <table:table-cell/>
          <table:table-cell office:value-type="string" calcext:value-type="string">
            <text:p>4-6</text:p>
          </table:table-cell>
          <table:table-cell table:number-columns-repeated="2"/>
          <table:table-cell office:value-type="float" office:value="43202" calcext:value-type="float">
            <text:p>43202</text:p>
          </table:table-cell>
          <table:table-cell office:value-type="string" calcext:value-type="string">
            <text:p>Reus</text:p>
          </table:table-cell>
          <table:table-cell office:value-type="float" office:value="431233" calcext:value-type="float">
            <text:p>431233</text:p>
          </table:table-cell>
          <table:table-cell office:value-type="string" calcext:value-type="string">
            <text:p>Baix Camp</text:p>
          </table:table-cell>
          <table:table-cell office:value-type="string" calcext:value-type="string">
            <text:p>+34-977 33 19 37</text:p>
          </table:table-cell>
          <table:table-cell office:value-type="string" calcext:value-type="string">
            <text:p>977 33 19 37</text:p>
          </table:table-cell>
          <table:table-cell office:value-type="float" office:value="340713153" calcext:value-type="float">
            <text:p>340713153</text:p>
          </table:table-cell>
          <table:table-cell office:value-type="float" office:value="4557638143" calcext:value-type="float">
            <text:p>4557638143</text:p>
          </table:table-cell>
          <table:table-cell office:value-type="string" calcext:value-type="string">
            <text:p>1.101646113</text:p>
          </table:table-cell>
          <table:table-cell office:value-type="string" calcext:value-type="string">
            <text:p>41.154546031</text:p>
          </table:table-cell>
          <table:table-cell office:value-type="string" calcext:value-type="string">
            <text:p>crdops@gmail.com</text:p>
          </table:table-cell>
          <table:table-cell office:value-type="string" calcext:value-type="string">
            <text:p>http://siurana.info</text:p>
          </table:table-cell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1.1016461 41.154545)</text:p>
          </table:table-cell>
        </table:table-row>
        <table:table-row table:style-name="ro1">
          <table:table-cell office:value-type="float" office:value="3040321" calcext:value-type="float">
            <text:p>3040321</text:p>
          </table:table-cell>
          <table:table-cell table:number-columns-repeated="2" office:value-type="string" calcext:value-type="string">
            <text:p>Consell Regulador de la Denominació d'Origen Pla de Bages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arrer de la Cull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2" office:value-type="string" calcext:value-type="string">
            <text:p>08240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string" calcext:value-type="string">
            <text:p>+34-93 874 82 36</text:p>
          </table:table-cell>
          <table:table-cell office:value-type="string" calcext:value-type="string">
            <text:p>93 874 82 36</text:p>
          </table:table-cell>
          <table:table-cell office:value-type="float" office:value="403483199" calcext:value-type="float">
            <text:p>403483199</text:p>
          </table:table-cell>
          <table:table-cell office:value-type="float" office:value="4619431358" calcext:value-type="float">
            <text:p>4619431358</text:p>
          </table:table-cell>
          <table:table-cell office:value-type="string" calcext:value-type="string">
            <text:p>1.839653343</text:p>
          </table:table-cell>
          <table:table-cell office:value-type="string" calcext:value-type="string">
            <text:p>41.720828605</text:p>
          </table:table-cell>
          <table:table-cell office:value-type="string" calcext:value-type="string">
            <text:p>info@dopladebages.com</text:p>
          </table:table-cell>
          <table:table-cell office:value-type="string" calcext:value-type="string">
            <text:p>http://incavi.gencat.cat/ca/coneix-vi-catala/denominacions-origen-catalanes/pla-bages</text:p>
          </table:table-cell>
          <table:table-cell office:value-type="string" calcext:value-type="string">
            <text:p>07/19/2024 07:37:00 AM</text:p>
          </table:table-cell>
          <table:table-cell/>
          <table:table-cell office:value-type="string" calcext:value-type="string">
            <text:p>POINT (1.8396534 41.72083)</text:p>
          </table:table-cell>
        </table:table-row>
        <table:table-row table:style-name="ro1">
          <table:table-cell office:value-type="float" office:value="3040327" calcext:value-type="float">
            <text:p>3040327</text:p>
          </table:table-cell>
          <table:table-cell table:number-columns-repeated="2" office:value-type="string" calcext:value-type="string">
            <text:p>Consell Regulador de la Denominació d'Origen Protegida Oli de Terra Alta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arrer del Povet de la Plan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3780" calcext:value-type="float">
            <text:p>43780</text:p>
          </table:table-cell>
          <table:table-cell office:value-type="string" calcext:value-type="string">
            <text:p>Gandesa</text:p>
          </table:table-cell>
          <table:table-cell office:value-type="float" office:value="430640" calcext:value-type="float">
            <text:p>430640</text:p>
          </table:table-cell>
          <table:table-cell office:value-type="string" calcext:value-type="string">
            <text:p>Terra Alta</text:p>
          </table:table-cell>
          <table:table-cell office:value-type="string" calcext:value-type="string">
            <text:p>+34-977 42 04 74</text:p>
          </table:table-cell>
          <table:table-cell office:value-type="string" calcext:value-type="string">
            <text:p>977 42 04 74</text:p>
          </table:table-cell>
          <table:table-cell office:value-type="float" office:value="284859968" calcext:value-type="float">
            <text:p>284859968</text:p>
          </table:table-cell>
          <table:table-cell office:value-type="float" office:value="4547391156" calcext:value-type="float">
            <text:p>4547391156</text:p>
          </table:table-cell>
          <table:table-cell office:value-type="string" calcext:value-type="string">
            <text:p>0.441115677</text:p>
          </table:table-cell>
          <table:table-cell office:value-type="string" calcext:value-type="string">
            <text:p>41.051209640</text:p>
          </table:table-cell>
          <table:table-cell office:value-type="string" calcext:value-type="string">
            <text:p>info@dopoliterraalta.com</text:p>
          </table:table-cell>
          <table:table-cell office:value-type="string" calcext:value-type="string">
            <text:p>http://www.dopoliterraalta.com</text:p>
          </table:table-cell>
          <table:table-cell office:value-type="string" calcext:value-type="string">
            <text:p>07/19/2024 07:36:41 AM</text:p>
          </table:table-cell>
          <table:table-cell/>
          <table:table-cell office:value-type="string" calcext:value-type="string">
            <text:p>POINT (0.44111568 41.05121)</text:p>
          </table:table-cell>
        </table:table-row>
        <table:table-row table:style-name="ro1">
          <table:table-cell office:value-type="float" office:value="3040329" calcext:value-type="float">
            <text:p>3040329</text:p>
          </table:table-cell>
          <table:table-cell table:number-columns-repeated="2" office:value-type="string" calcext:value-type="string">
            <text:p>Consell Regulador de la Denominació d'Origen Protegida Oli del Baix Ebre - Montsià</text:p>
          </table:table-cell>
          <table:table-cell office:value-type="string" calcext:value-type="string">
            <text:p>Agricultura. Ramaderia. Pesca|Consells reguladors||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arretera del Raval de Cris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3500" calcext:value-type="float">
            <text:p>43500</text:p>
          </table:table-cell>
          <table:table-cell office:value-type="string" calcext:value-type="string">
            <text:p>Tortosa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Baix Ebre</text:p>
          </table:table-cell>
          <table:table-cell office:value-type="string" calcext:value-type="string">
            <text:p>+34-977 58 12 12</text:p>
          </table:table-cell>
          <table:table-cell office:value-type="string" calcext:value-type="string">
            <text:p>977 58 12 12</text:p>
          </table:table-cell>
          <table:table-cell office:value-type="float" office:value="288675199" calcext:value-type="float">
            <text:p>288675199</text:p>
          </table:table-cell>
          <table:table-cell office:value-type="float" office:value="4520416633" calcext:value-type="float">
            <text:p>4520416633</text:p>
          </table:table-cell>
          <table:table-cell office:value-type="string" calcext:value-type="string">
            <text:p>0.494618000</text:p>
          </table:table-cell>
          <table:table-cell office:value-type="string" calcext:value-type="string">
            <text:p>40.807546000</text:p>
          </table:table-cell>
          <table:table-cell office:value-type="string" calcext:value-type="string">
            <text:p>info@acobem.com</text:p>
          </table:table-cell>
          <table:table-cell office:value-type="string" calcext:value-type="string">
            <text:p>https://www.dopbaixebremontsia.com</text:p>
          </table:table-cell>
          <table:table-cell office:value-type="string" calcext:value-type="string">
            <text:p>07/19/2024 07:36:41 AM</text:p>
          </table:table-cell>
          <table:table-cell/>
          <table:table-cell office:value-type="string" calcext:value-type="string">
            <text:p>POINT (0.494618 40.80754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21:05:20.660000000</meta:creation-date>
    <dc:date>2024-10-22T23:24:10.830000000</dc:date>
    <meta:editing-duration>PT2H18M51S</meta:editing-duration>
    <meta:editing-cycles>2</meta:editing-cycles>
    <meta:generator>LibreOffice/24.8.2.1$Windows_x86 LibreOffice_project/0f794b6e29741098670a3b95d60478a65d05ef13</meta:generator>
    <meta:document-statistic meta:table-count="1" meta:cell-count="567" meta:object-count="0"/>
  </office:meta>
</office:document-meta>
</file>